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size="15pt" fo:font-weight="bold" style:font-size-asian="15pt" style:font-weight-asian="bold" style:font-size-complex="15pt" style:font-style-complex="italic"/>
    </style:style>
    <style:style style:name="P6" style:family="paragraph" style:parent-style-name="Standard">
      <style:text-properties fo:font-size="15pt" style:font-size-asian="15pt" style:font-size-complex="15pt"/>
    </style:style>
    <style:style style:name="P7" style:family="paragraph" style:parent-style-name="Standard">
      <style:text-properties fo:font-size="15pt" style:font-size-asian="15pt" style:font-size-complex="15pt" style:font-style-complex="italic"/>
    </style:style>
    <style:style style:name="P8" style:family="paragraph" style:parent-style-name="Standard"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P9" style:family="paragraph" style:parent-style-name="Standard" style:list-style-name="L1"/>
    <style:style style:name="P10" style:family="paragraph" style:parent-style-name="Standard">
      <style:text-properties fo:font-size="15pt" style:font-size-asian="15pt" style:font-size-complex="15pt" style:font-style-complex="italic"/>
    </style:style>
    <style:style style:name="P11" style:family="paragraph" style:parent-style-name="Standard">
      <style:text-properties fo:font-size="15pt" officeooo:rsid="001df866" officeooo:paragraph-rsid="001df866" style:font-size-asian="15pt" style:font-size-complex="15pt" style:font-style-complex="italic"/>
    </style:style>
    <style:style style:name="T1" style:family="text">
      <style:text-properties fo:font-size="15pt" style:font-size-asian="15pt" style:font-size-complex="15pt"/>
    </style:style>
    <style:style style:name="T2" style:family="text">
      <style:text-properties fo:font-size="15pt" style:font-size-asian="15pt" style:font-size-complex="15pt" style:font-style-complex="italic"/>
    </style:style>
    <style:style style:name="T3" style:family="text">
      <style:text-properties fo:font-size="15pt" officeooo:rsid="001df866" style:font-size-asian="15pt" style:font-size-complex="15pt" style:font-style-complex="italic"/>
    </style:style>
    <style:style style:name="T4" style:family="text">
      <style:text-properties fo:font-size="15pt" officeooo:rsid="001f56af" style:font-size-asian="15pt" style:font-size-complex="15pt"/>
    </style:style>
    <style:style style:name="T5" style:family="text">
      <style:text-properties fo:font-size="15pt" fo:font-style="italic" style:font-size-asian="15pt" style:font-style-asian="italic" style:font-size-complex="15pt" style:font-style-complex="italic"/>
    </style:style>
    <style:style style:name="T6" style:family="text">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style>
    <style:style style:name="T7" style:family="text">
      <style:text-properties fo:font-size="15pt"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font-style-complex="italic"/>
    </style:style>
    <style:style style:name="T8" style:family="text">
      <style:text-properties fo:font-size="15pt" style:text-underline-style="solid" style:text-underline-width="auto" style:text-underline-color="font-color" style:text-underline-mode="continuous" style:text-overline-mode="continuous" style:text-line-through-mode="continuous" style:font-size-asian="15pt" style:font-size-complex="15pt" style:font-style-complex="italic"/>
    </style:style>
    <style:style style:name="T9" style:family="text">
      <style:text-properties officeooo:rsid="001e6ec2"/>
    </style:style>
    <style:style style:name="T10" style:family="text">
      <style:text-properties officeooo:rsid="001f56af"/>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ormato Times por Projetos (SIM)</text:p>
      <text:p text:style-name="P1">08/2019 – a definir</text:p>
      <text:p text:style-name="Standard"/>
      <text:p text:style-name="P2">Planejamento</text:p>
      <text:p text:style-name="P2"/>
      <text:p text:style-name="P3">Objetivos</text:p>
      <text:list xml:id="list3300343166" text:style-name="L1">
        <text:list-item>
          <text:p text:style-name="P9"><text:span text:style-name="Fonte_20_parág._20_padrão"><text:span text:style-name="T1">Entender as novas demandas através da documentação apresentada pelo PO;</text:span></text:span></text:p>
        </text:list-item>
        <text:list-item>
          <text:p text:style-name="P9"><text:span text:style-name="Fonte_20_parág._20_padrão"><text:span text:style-name="T1">Verificar disponibilidade e compromissos já previstos da equipe;</text:span></text:span></text:p>
        </text:list-item>
        <text:list-item>
          <text:p text:style-name="P9"><text:span text:style-name="Fonte_20_parág._20_padrão"><text:span text:style-name="T1">Definir os times para cada demanda nova que entrar no sprint;</text:span></text:span></text:p>
        </text:list-item>
      </text:list>
      <text:p text:style-name="P4"/>
      <text:p text:style-name="P3">Quando</text:p>
      <text:p text:style-name="Standard"><text:span text:style-name="Fonte_20_parág._20_padrão"><text:span text:style-name="T5"><text:tab/></text:span></text:span><text:span text:style-name="Fonte_20_parág._20_padrão"><text:span text:style-name="T1">Terça-feira, a cada 15 dias.</text:span></text:span></text:p>
      <text:p text:style-name="P3">Quem</text:p>
      <text:p text:style-name="P6"><text:tab/>Todos os envolvidos no SIM: desenvolvimento, QA, DBA, Suporte, DCC e PO’s</text:p>
      <text:p text:style-name="P6"/>
      <text:p text:style-name="P3">Cenário</text:p>
      <text:p text:style-name="P3"/>
      <text:p text:style-name="P3">1º) Com Projetos já iniciados</text:p>
      <text:p text:style-name="P3"/>
      <text:p text:style-name="P6">O PO apresenta os projetos especificados através do documento único e todas as dúvidas levantadas pelo time devem ser explicadas e documentadas para que ele possa entrar no Sprint.</text:p>
      <text:p text:style-name="P6">De posse da lista de projetos priorizados e sem dúvidas pendentes, utilizaremos o quadro de tempo disponível do time para alocar as equipes em cada um da lista.</text:p>
      <text:p text:style-name="P6">Para isso, revisaremos todas as atividades do Sprint anterior pendentes e moveremos para o Sprint que vai começar e assim, teremos uma visão de tempo de cada um do time.</text:p>
      <text:p text:style-name="P6">Para termos uma visão final do Sprint devemos cadastrar todas as tarefas que vamos executar, como planning, review, retrospectiva, liberação de versão, acompanhamento de versão, avisar sobre saídas pessoais (medico, dentista, férias, folgas, etc), apoio para outro projeto, enfim, tudo que leve mais que 15-30 minutos, gerando impacto na produção do Sprint. Nesse ponto do processo, não contamos com chamados e nem FT’s para estimativa.</text:p>
      <text:p text:style-name="P6">Definidas as equipes dos projetos é importante que os primeiros dias sejam utilizados para estimar os novos projetos com TODAS as pessoas da equipe (Dev/<text:soft-page-break/>QA/DCC/DBA/Analista) para só então começar as tarefas anteriormente planejadas. A ordem para estimar deve ser definida ainda na primeira etapa e deve ser embasada pelas prioridades dos projetos. Isso porque podemos contar com pessoas compartilhadas em mais de um projeto. Esse cenário só acontecerá se a pessoa em questão, assumir dois projetos do ZERO no começo do Sprint. Nesse caso, aquele que possuir maior prioridade deve ser estimado primeiro. Caso as estimativas durem mais que o dia do Planning, é necessário cadastrar uma tarefa com o tempo que será usado no outro dia para realizar o processo.</text:p>
      <text:p text:style-name="Standard"><text:span text:style-name="Fonte_20_parág._20_padrão"><text:span text:style-name="T1">Para finalizar o planning, precisamos montar a agenda com a data e horário do review e planning de cada projeto.</text:span></text:span></text:p>
      <text:p text:style-name="P4"/>
      <text:p text:style-name="P4">Reunião Diária</text:p>
      <text:p text:style-name="P6">Essa reunião acontecerá apenas quando o time do PROJETO achar importante discutir entre as pessoas do projeto.</text:p>
      <text:p text:style-name="Standard"><text:span text:style-name="Fonte_20_parág._20_padrão"><text:span text:style-name="T6">Pontos sem Definição:</text:span></text:span><text:span text:style-name="Fonte_20_parág._20_padrão"><text:span text:style-name="T1"> Quem é o responsável para chamar essa reunião? Quais são os pontos que indicam a necessidade da reunião?</text:span></text:span></text:p>
      <text:p text:style-name="Standard"><text:span text:style-name="Fonte_20_parág._20_padrão"><text:span text:style-name="T6">Possível Problema:</text:span></text:span><text:span text:style-name="Fonte_20_parág._20_padrão"><text:span text:style-name="T1"> Alguma parte do time descobrir/melhorar/mudar algo do projeto e não envolver todas os membros do time. Como por exemplo, uma dúvida de negócio alinhada com o PO e não é repassada para os demais do time.</text:span></text:span></text:p>
      <text:p text:style-name="P7"/>
      <text:p text:style-name="P5">Reunião de Alinhamento do SIM (Não é do SCRUM. É uma reunião que nós achamos importante que aconteça! Melhoria de processo!)</text:p>
      <text:p text:style-name="P7">Continuará acontecendo as 11:30hs, como o limite de horário as 11:45hs.</text:p>
      <text:p text:style-name="Standard"><text:span text:style-name="Fonte_20_parág._20_padrão"><text:span text:style-name="T8">Objetivo: </text:span></text:span><text:span text:style-name="Fonte_20_parág._20_padrão"><text:span text:style-name="T2">Manter o alinhamento das atividades de cada um do Time SIM, sem entrar no detalhe da execução. Apenas informar qual é a atividade realizada, próximos passos para resolver a atividade (se necessário) e um pedido de ajuda.</text:span></text:span></text:p>
      <text:p text:style-name="Standard"><text:span text:style-name="Fonte_20_parág._20_padrão"><text:span text:style-name="T7">Exemplo 1:</text:span></text:span><text:span text:style-name="Fonte_20_parág._20_padrão"><text:span text:style-name="T2"> Estou desenvolvendo a US 03 da demanda Melhorias na Agenda de Compras de acordo com o combinado no projeto (Informações que estão no TFS);</text:span></text:span></text:p>
      <text:p text:style-name="Standard"><text:span text:style-name="Fonte_20_parág._20_padrão"><text:span text:style-name="T7">Exemplo 2:</text:span></text:span><text:span text:style-name="Fonte_20_parág._20_padrão"><text:span text:style-name="T2"> Testando a US 02 da demanda Cadastro de Itens. Estou com as atividades no prazo combinado e sem dúvidas sobre o processo;</text:span></text:span></text:p>
      <text:p text:style-name="Standard"><text:span text:style-name="Fonte_20_parág._20_padrão"><text:span text:style-name="T7">Exemplo 3:</text:span></text:span><text:span text:style-name="Fonte_20_parág._20_padrão"><text:span text:style-name="T2"> Finalizei a FT sobre o combo de vendedores a tela de listagem de romaneios e passei para code review. Peguei a FT para mudar a informação no recebimento da nota fiscal e estou com dificuldade para entender a regra de negócio da tela de recebimento de nota fiscal. Preciso de ajuda.</text:span></text:span></text:p>
      <text:p text:style-name="Standard"><text:span text:style-name="Fonte_20_parág._20_padrão"><text:span text:style-name="T7">Exemplo 4:</text:span></text:span><text:span text:style-name="Fonte_20_parág._20_padrão"><text:span text:style-name="T2"> Estou atendendo o chamado sobre as encomendas que não estão aparecendo na tela. Estou analisando o processo e no momento, não preciso de ajuda. Temos mais 3 chamados na fila aguardando desenvolvimento.</text:span></text:span></text:p>
      <text:p text:style-name="Standard"><text:soft-page-break/><text:span text:style-name="Fonte_20_parág._20_padrão"><text:span text:style-name="T7">Exemplo 5:</text:span></text:span><text:span text:style-name="Fonte_20_parág._20_padrão"><text:span text:style-name="T2"> Estou acompanhando os chamados e não preciso de ajuda, pois consigo analisar todos. O mais crítico é sobre uma troca que não aparece para o colaborador da Barra Funda e a venda foi feita no Tucuruvi.</text:span></text:span></text:p>
      <text:p text:style-name="Standard"><text:span text:style-name="Fonte_20_parág._20_padrão"><text:span text:style-name="T7">Exemplo 6:</text:span></text:span><text:span text:style-name="Fonte_20_parág._20_padrão"><text:span text:style-name="T2"> Estamos com problema na base de dados da Loja Aricanduva </text:span></text:span><text:span text:style-name="Fonte_20_parág._20_padrão"><text:span text:style-name="T3">devido à mudança</text:span></text:span><text:span text:style-name="Fonte_20_parág._20_padrão"><text:span text:style-name="T2"> de hardware. Vou conversar com a equipe de infra</text:span></text:span><text:span text:style-name="Fonte_20_parág._20_padrão"><text:span text:style-name="T3">estrutura</text:span></text:span><text:span text:style-name="Fonte_20_parág._20_padrão"><text:span text:style-name="T2"> ainda hoje.</text:span></text:span></text:p>
      <text:p text:style-name="P7">Qualquer indicação de informação além do essencial para esse alinhamento, será corrigido no instante que acontecer;</text:p>
      <text:p text:style-name="P11">Outro ponto importante para decidirmos é referente ao horário de participação. Se estamos falando que é uma reunião importante para TODOS estarem alinhados, devemos respeitar o horário e participar desde o começo. Se eu chego 5 minutos depois que a reunião começou, como vou garantir que não perdi informação importante para mim? Como sugestão, <text:span text:style-name="T9">o time para 5-10 minutos antes da reunião diária, quem vai no banheiro, já adianta o serviço, o time pode aproveitar esse tempo para atualizar as atividades no TFS e já anotar o nome da US, FT, Chamado, etc para falar na reunião.</text:span></text:p>
      <text:p text:style-name="P7"/>
      <text:p text:style-name="P4">Review</text:p>
      <text:p text:style-name="P6">Acontecerá somente entre as pessoas do time <text:span text:style-name="T10">do</text:span> <text:span text:style-name="T10">projeto</text:span> com horário definido no dia do planning.</text:p>
      <text:p text:style-name="P6">Obs.: No formato atual, todos acabam conhecendo as modificações no review. Nesse novo formato ficará a apresentação do que foi definido no sprint, unicamente com a intenção de apresentação para o PO e para quem mais ele achar necessário (clientes). A apresentação <text:span text:style-name="T10">do</text:span> <text:span text:style-name="T10">projeto</text:span> para o time TODO acontecerá após <text:span text:style-name="T10">ao término</text:span> da <text:span text:style-name="T10">parte entregável</text:span> e <text:span text:style-name="T10">o </text:span>ok do PO para implantação. Os chamados e as FT’s continuam com apresentação via comunicação enviada na liberação de versão.</text:p>
      <text:p text:style-name="P6"/>
      <text:p text:style-name="P4">Retrospectiva</text:p>
      <text:p text:style-name="Standard"><text:span text:style-name="Fonte_20_parág._20_padrão"><text:span text:style-name="T1">Acontecerá somente entre as pessoas do time </text:span></text:span><text:span text:style-name="Fonte_20_parág._20_padrão"><text:span text:style-name="T4">do</text:span></text:span><text:span text:style-name="Fonte_20_parág._20_padrão"><text:span text:style-name="T1"> </text:span></text:span><text:span text:style-name="Fonte_20_parág._20_padrão"><text:span text:style-name="T4">projeto</text:span></text:span><text:span text:style-name="Fonte_20_parág._20_padrão"><text:span text:style-name="T1"> com horário definido no dia do planning. Todos os pontos apresentados na retrospectiva e que necessitem de outras pessoas que não estão no time de desenvolvimento </text:span></text:span><text:span text:style-name="Fonte_20_parág._20_padrão"><text:span text:style-name="T4">do</text:span></text:span><text:span text:style-name="Fonte_20_parág._20_padrão"><text:span text:style-name="T1"> </text:span></text:span><text:span text:style-name="Fonte_20_parág._20_padrão"><text:span text:style-name="T4">projeto</text:span></text:span><text:span text:style-name="Fonte_20_parág._20_padrão"><text:span text:style-name="T1"> será repassado pelo ScrumMas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Windows_X86_64 LibreOffice_project/5896ab1714085361c45cf540f76f60673dd96a72</meta:generator>
    <meta:creation-date>2017-10-20T23:40:00Z</meta:creation-date>
    <dc:date>2019-08-26T11:15:28.469000000</dc:date>
    <meta:editing-cycles>28</meta:editing-cycles>
    <meta:editing-duration>PT3H58M50S</meta:editing-duration>
    <meta:document-statistic meta:table-count="0" meta:image-count="0" meta:object-count="0" meta:page-count="3" meta:paragraph-count="39" meta:word-count="958" meta:character-count="5808" meta:non-whitespace-character-count="4889"/>
    <meta:template xlink:type="simple" xlink:actuate="onRequest" xlink:title="" xlink:href="Normal.dotm"/>
  </office:meta>
</office:document-meta>
</file>